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tyle:font-face style:name="Helvetica2" svg:font-family="Helvetica"/>
    <style:font-face style:name="OpenSymbol" svg:font-family="OpenSymbol"/>
    <style:font-face style:name="Symbol1" svg:font-family="Symbol"/>
    <style:font-face style:name="Helvetica1" svg:font-family="Helvetica" style:font-family-generic="swiss"/>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line-height="150%"/>
      <style:text-properties fo:color="#666666" style:font-name="Helvetica" fo:font-size="12pt" style:font-size-asian="12pt" style:font-size-complex="12pt"/>
    </style:style>
    <style:style style:name="P2" style:family="paragraph" style:parent-style-name="Preformatted_20_Text">
      <style:paragraph-properties fo:line-height="150%"/>
      <style:text-properties fo:color="#666666" style:font-name="Helvetica" fo:font-size="12pt" officeooo:paragraph-rsid="000379f5" style:font-size-asian="12pt" style:font-size-complex="12pt"/>
    </style:style>
    <style:style style:name="P3" style:family="paragraph" style:parent-style-name="Preformatted_20_Text">
      <style:paragraph-properties fo:line-height="150%"/>
    </style:style>
    <style:style style:name="P4" style:family="paragraph" style:parent-style-name="Preformatted_20_Text">
      <style:paragraph-properties fo:line-height="150%"/>
      <style:text-properties officeooo:paragraph-rsid="00038235"/>
    </style:style>
    <style:style style:name="P5" style:family="paragraph" style:parent-style-name="Preformatted_20_Text">
      <style:paragraph-properties fo:line-height="150%"/>
      <style:text-properties officeooo:paragraph-rsid="0004696b"/>
    </style:style>
    <style:style style:name="P6" style:family="paragraph" style:parent-style-name="Preformatted_20_Text">
      <style:paragraph-properties fo:line-height="150%"/>
      <style:text-properties fo:color="#000000" style:font-name="Helvetica"/>
    </style:style>
    <style:style style:name="P7" style:family="paragraph" style:parent-style-name="Preformatted_20_Text">
      <style:paragraph-properties fo:line-height="150%"/>
      <style:text-properties fo:color="#000000" style:font-name="Helvetica" officeooo:paragraph-rsid="00025bf9"/>
    </style:style>
    <style:style style:name="P8" style:family="paragraph" style:parent-style-name="Preformatted_20_Text">
      <style:paragraph-properties fo:line-height="150%"/>
      <style:text-properties fo:color="#000000" style:font-name="Helvetica" officeooo:paragraph-rsid="000379f5"/>
    </style:style>
    <style:style style:name="P9" style:family="paragraph" style:parent-style-name="Preformatted_20_Text">
      <style:paragraph-properties fo:line-height="150%"/>
      <style:text-properties fo:color="#000000" style:font-name="Helvetica" officeooo:paragraph-rsid="00038235"/>
    </style:style>
    <style:style style:name="P10" style:family="paragraph" style:parent-style-name="Preformatted_20_Text">
      <style:paragraph-properties fo:line-height="150%"/>
      <style:text-properties fo:color="#000000" style:font-name="Helvetica" fo:font-size="10pt" style:letter-kerning="false" style:font-name-asian="Times New Roman" style:font-size-asian="10pt" style:language-asian="en" style:country-asian="CA" style:font-name-complex="Arial" style:font-size-complex="10pt" style:language-complex="ar" style:country-complex="SA"/>
    </style:style>
    <style:style style:name="P11" style:family="paragraph" style:parent-style-name="Preformatted_20_Text">
      <style:paragraph-properties fo:line-height="150%"/>
      <style:text-properties fo:color="#000000" style:font-name="Helvetica" officeooo:rsid="00025bf9" officeooo:paragraph-rsid="00025bf9"/>
    </style:style>
    <style:style style:name="P12" style:family="paragraph" style:parent-style-name="Preformatted_20_Text">
      <style:text-properties style:font-name="Helvetica1" fo:font-size="9pt" officeooo:paragraph-rsid="0004696b" style:font-size-asian="9pt" style:font-size-complex="9pt"/>
    </style:style>
    <style:style style:name="P13" style:family="paragraph" style:parent-style-name="Preformatted_20_Text">
      <style:text-properties style:font-name="Helvetica1" fo:font-size="9pt" officeooo:rsid="0003e911" officeooo:paragraph-rsid="0004696b" style:font-size-asian="9pt" style:font-size-complex="9pt"/>
    </style:style>
    <style:style style:name="P14" style:family="paragraph" style:parent-style-name="Preformatted_20_Text">
      <style:paragraph-properties fo:margin-left="1.866cm" fo:margin-right="0cm" fo:line-height="150%" fo:text-indent="0cm" style:auto-text-indent="false"/>
      <style:text-properties fo:color="#000000" style:font-name="Helvetica" officeooo:paragraph-rsid="000379f5"/>
    </style:style>
    <style:style style:name="P15" style:family="paragraph" style:parent-style-name="Preformatted_20_Text">
      <style:paragraph-properties fo:margin-left="0cm" fo:margin-right="0cm" fo:line-height="150%" fo:text-indent="0cm" style:auto-text-indent="false"/>
      <style:text-properties fo:color="#666666" style:font-name="Helvetica" fo:font-size="12pt" officeooo:paragraph-rsid="000379f5" style:font-size-asian="12pt" style:font-size-complex="12pt"/>
    </style:style>
    <style:style style:name="P16" style:family="paragraph" style:parent-style-name="Standard">
      <style:paragraph-properties fo:line-height="150%" fo:text-align="start" style:justify-single-word="false"/>
      <style:text-properties fo:color="#000000" style:font-name="Helvetica2" fo:font-size="10pt" fo:font-weight="normal" officeooo:paragraph-rsid="00038235" fo:background-color="transparent" style:font-name-asian="Helvetica2" style:font-name-complex="Helvetica2"/>
    </style:style>
    <style:style style:name="P17" style:family="paragraph" style:parent-style-name="Standard">
      <style:paragraph-properties fo:line-height="150%" fo:text-align="start" style:justify-single-word="false"/>
      <style:text-properties fo:color="#666666" style:font-name="Helvetica2" fo:font-size="12pt" fo:font-weight="normal" officeooo:paragraph-rsid="00038235" fo:background-color="transparent" style:font-name-asian="Helvetica2" style:font-name-complex="Helvetica2"/>
    </style:style>
    <style:style style:name="P18" style:family="paragraph" style:parent-style-name="Standard">
      <style:paragraph-properties fo:line-height="100%" fo:text-align="start" style:justify-single-word="false"/>
      <style:text-properties style:use-window-font-color="true" style:font-name="Calibri" fo:font-size="11pt" fo:font-weight="normal" officeooo:paragraph-rsid="00038235" fo:background-color="transparent" style:font-name-asian="Calibri" style:font-name-complex="Calibri"/>
    </style:style>
    <style:style style:name="P19" style:family="paragraph" style:parent-style-name="Standard" style:list-style-name="L1">
      <style:paragraph-properties fo:line-height="100%" fo:text-align="start" style:justify-single-word="false"/>
      <style:text-properties fo:color="#000000" style:font-name="Helvetica2" fo:font-size="10pt" fo:font-weight="normal" officeooo:paragraph-rsid="00038235" fo:background-color="transparent" style:font-name-asian="Helvetica2" style:font-name-complex="Helvetica2"/>
    </style:style>
    <style:style style:name="P20" style:family="paragraph" style:parent-style-name="Standard" style:list-style-name="L2">
      <style:paragraph-properties fo:line-height="100%" fo:text-align="start" style:justify-single-word="false"/>
      <style:text-properties fo:color="#000000" style:font-name="Helvetica2" fo:font-size="10pt" fo:font-weight="normal" officeooo:paragraph-rsid="00038235" fo:background-color="transparent" style:font-name-asian="Helvetica2" style:font-name-complex="Helvetica2"/>
    </style:style>
    <style:style style:name="P21" style:family="paragraph" style:parent-style-name="Standard" style:list-style-name="L3">
      <style:paragraph-properties fo:line-height="100%" fo:text-align="start" style:justify-single-word="false"/>
      <style:text-properties fo:color="#000000" style:font-name="Helvetica2" fo:font-size="10pt" fo:font-weight="normal" officeooo:paragraph-rsid="00038235" fo:background-color="transparent" style:font-name-asian="Helvetica2" style:font-name-complex="Helvetica2"/>
    </style:style>
    <style:style style:name="P22" style:family="paragraph" style:parent-style-name="Standard">
      <style:paragraph-properties fo:line-height="150%"/>
      <style:text-properties officeooo:paragraph-rsid="0006ba20"/>
    </style:style>
    <style:style style:name="P23" style:family="paragraph" style:parent-style-name="Standard">
      <style:paragraph-properties fo:line-height="150%" fo:text-align="start" style:justify-single-word="false"/>
      <style:text-properties officeooo:paragraph-rsid="00038235"/>
    </style:style>
    <style:style style:name="P24" style:family="paragraph" style:parent-style-name="Preformatted_20_Text" style:master-page-name="MP0">
      <style:paragraph-properties fo:line-height="150%" style:page-number="auto" fo:break-before="page"/>
      <style:text-properties style:font-name="Helvetica"/>
    </style:style>
    <style:style style:name="P25" style:family="paragraph" style:parent-style-name="Preformatted_20_Text" style:list-style-name="L4">
      <style:paragraph-properties fo:line-height="150%"/>
      <style:text-properties fo:color="#000000" style:font-name="Helvetica"/>
    </style:style>
    <style:style style:name="P26" style:family="paragraph" style:parent-style-name="Preformatted_20_Text" style:list-style-name="L5">
      <style:paragraph-properties fo:line-height="150%"/>
      <style:text-properties fo:color="#000000" style:font-name="Helvetica" officeooo:paragraph-rsid="000379f5"/>
    </style:style>
    <style:style style:name="P27" style:family="paragraph" style:parent-style-name="Preformatted_20_Text">
      <style:paragraph-properties fo:line-height="150%"/>
      <style:text-properties fo:color="#666666" style:font-name="Helvetica" fo:font-size="24pt" style:font-size-asian="24pt" style:font-size-complex="24pt"/>
    </style:style>
    <style:style style:name="P28" style:family="paragraph" style:parent-style-name="Preformatted_20_Text">
      <style:paragraph-properties fo:line-height="150%"/>
      <style:text-properties fo:color="#666666" style:font-name="Helvetica" fo:font-size="24pt" officeooo:paragraph-rsid="0006ba20" style:font-size-asian="24pt" style:font-size-complex="24pt"/>
    </style:style>
    <style:style style:name="P29" style:family="paragraph" style:parent-style-name="Preformatted_20_Text">
      <style:paragraph-properties fo:line-height="150%"/>
    </style:style>
    <style:style style:name="P30" style:family="paragraph" style:parent-style-name="Preformatted_20_Text">
      <style:paragraph-properties fo:line-height="150%"/>
      <style:text-properties officeooo:paragraph-rsid="0006ba20"/>
    </style:style>
    <style:style style:name="P31" style:family="paragraph" style:parent-style-name="Preformatted_20_Text" style:list-style-name="L6">
      <style:paragraph-properties fo:margin-left="2.501cm" fo:margin-right="0cm" fo:line-height="150%" fo:text-indent="-0.635cm" style:auto-text-indent="false"/>
      <style:text-properties fo:color="#000000" style:font-name="Helvetica" officeooo:paragraph-rsid="000379f5"/>
    </style:style>
    <style:style style:name="T1" style:family="text">
      <style:text-properties fo:color="#666666" style:font-name="Helvetica" fo:font-size="12pt" style:font-size-asian="12pt" style:font-size-complex="12pt"/>
    </style:style>
    <style:style style:name="T2" style:family="text">
      <style:text-properties fo:color="#666666" fo:font-size="12pt" style:font-size-asian="12pt" style:font-size-complex="12pt"/>
    </style:style>
    <style:style style:name="T3" style:family="text">
      <style:text-properties fo:color="#666666" fo:font-size="12pt" officeooo:rsid="000e5668" style:font-size-asian="12pt" style:font-size-complex="12pt"/>
    </style:style>
    <style:style style:name="T4" style:family="text">
      <style:text-properties fo:color="#000000" style:font-name="Helvetica"/>
    </style:style>
    <style:style style:name="T5" style:family="text">
      <style:text-properties fo:color="#000000" style:font-name="Helvetica" fo:font-size="12pt" style:font-size-asian="12pt" style:font-size-complex="12pt"/>
    </style:style>
    <style:style style:name="T6" style:family="text">
      <style:text-properties fo:color="#000000" style:font-name="Helvetica" fo:font-size="10pt" officeooo:rsid="00038235" style:font-size-asian="10pt" style:font-size-complex="10pt"/>
    </style:style>
    <style:style style:name="T7" style:family="text">
      <style:text-properties fo:color="#000000" fo:font-size="10pt" officeooo:rsid="000379f5" style:font-size-asian="10pt" style:font-size-complex="10pt"/>
    </style:style>
    <style:style style:name="T8" style:family="text">
      <style:text-properties fo:color="#000000" fo:font-size="10pt" officeooo:rsid="00038235" style:font-size-asian="10pt" style:font-size-complex="10pt"/>
    </style:style>
    <style:style style:name="T9" style:family="text">
      <style:text-properties fo:color="#000000" style:font-name="Helvetica2" fo:font-size="10pt" fo:font-weight="normal" fo:background-color="transparent" style:font-name-asian="Helvetica2" style:font-name-complex="Helvetica2"/>
    </style:style>
    <style:style style:name="T10" style:family="text">
      <style:text-properties fo:color="#000000" style:font-name="Helvetica1" fo:font-size="9pt" officeooo:rsid="0003e911" style:font-size-asian="9pt" style:font-size-complex="9pt"/>
    </style:style>
    <style:style style:name="T11" style:family="text">
      <style:text-properties fo:color="#000000" style:font-name="Helvetica1" fo:font-size="9pt" officeooo:rsid="0004696b" style:font-size-asian="9pt" style:font-size-complex="9pt"/>
    </style:style>
    <style:style style:name="T12" style:family="text">
      <style:text-properties fo:color="#000000" style:font-name="Helvetica1" fo:font-size="10pt" officeooo:rsid="00038235" style:font-size-asian="10pt" style:font-size-complex="10pt"/>
    </style:style>
    <style:style style:name="T13" style:family="text">
      <style:text-properties officeooo:rsid="00025bf9"/>
    </style:style>
    <style:style style:name="T14" style:family="text">
      <style:text-properties officeooo:rsid="000379f5"/>
    </style:style>
    <style:style style:name="T15" style:family="text">
      <style:text-properties officeooo:rsid="000e5668"/>
    </style:style>
    <style:style style:name="T16" style:family="text">
      <style:text-properties fo:font-size="10pt" officeooo:rsid="00131934" style:font-size-asian="10pt" style:font-size-complex="10pt"/>
    </style:style>
    <style:style style:name="T17" style:family="text">
      <style:text-properties fo:font-size="10pt" officeooo:rsid="001426e0" style:font-size-asian="10pt" style:font-size-complex="10pt"/>
    </style:style>
    <style:style style:name="T18" style:family="text">
      <style:text-properties fo:font-size="10pt" officeooo:rsid="0013d774" style:font-size-asian="10pt" style:font-size-complex="10pt"/>
    </style:style>
    <style:style style:name="T19" style:family="text">
      <style:text-properties fo:font-size="10pt" officeooo:rsid="00106642" style:font-size-asian="10pt" style:font-size-complex="10pt"/>
    </style:style>
    <style:style style:name="T20" style:family="text">
      <style:text-properties fo:font-size="10pt" officeooo:rsid="00114702" style:font-size-asian="10pt" style:font-size-complex="10pt"/>
    </style:style>
    <style:style style:name="T21" style:family="text">
      <style:text-properties officeooo:rsid="00038235"/>
    </style:style>
    <style:style style:name="T22" style:family="text">
      <style:text-properties style:font-name="Helvetica1" fo:font-size="9pt" style:font-size-asian="9pt" style:font-size-complex="9pt"/>
    </style:style>
    <style:style style:name="T23" style:family="text">
      <style:text-properties style:font-name="Helvetica1" fo:font-size="9pt" officeooo:rsid="0003e911" style:font-size-asian="9pt" style:font-size-complex="9pt"/>
    </style:style>
    <style:style style:name="T24" style:family="text">
      <style:text-properties style:font-name="Helvetica1" officeooo:rsid="0003e911"/>
    </style:style>
    <style:style style:name="T25" style:family="text">
      <style:text-properties style:font-name="Helvetica1"/>
    </style:style>
    <text:list-style style:name="L1">
      <text:list-level-style-bullet text:level="1" text:bullet-char="•">
        <style:list-level-properties text:space-before="0.635cm" text:min-label-width="0.635cm"/>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0.635cm" text:min-label-width="0.635cm"/>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space-before="0.635cm" text:min-label-width="0.635cm"/>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Helvetica"/>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27">PARTOUT</text:p>
      <text:p text:style-name="P22"><text:span text:style-name="Default_20_Paragraph_20_Font"><text:span text:style-name="T12">Le site est en ligne au </text:span></text:span><text:a xlink:type="simple" xlink:href="http://partoutmtl.ca/"><text:span text:style-name="Default_20_Paragraph_20_Font"><text:span text:style-name="T25">http://partoutmtl.ca/</text:span></text:span></text:a><text:span text:style-name="Default_20_Paragraph_20_Font"><text:span text:style-name="T12"> et </text:span></text:span><text:a xlink:type="simple" xlink:href="http://partoutmtl.ca/admin/"><text:span text:style-name="Default_20_Paragraph_20_Font"><text:span text:style-name="T25">http://partoutmtl.ca/admin/</text:span></text:span></text:a></text:p>
      <text:p text:style-name="P30"><text:span text:style-name="Default_20_Paragraph_20_Font"><text:span text:style-name="T6">Nom d'usager '1' et mot de passe '1' permette d'accéder au côté admin niveau gestionnaire</text:span></text:span></text:p>
      <text:p text:style-name="P28"><text:span text:style-name="Default_20_Paragraph_20_Font"><text:span text:style-name="T8">Nom d'usager '2' et mot de passe '2' permette d'accéder au côté admin niveau usager</text:span></text:span></text:p>
      <text:p text:style-name="P3"><text:span text:style-name="Default_20_Paragraph_20_Font"><text:span text:style-name="T1"/></text:span></text:p>
      <text:p text:style-name="P3"><text:span text:style-name="Default_20_Paragraph_20_Font"><text:span text:style-name="T1">Les modules développés pour le sprint 3 sont :</text:span></text:span><text:span text:style-name="Default_20_Paragraph_20_Font"><text:span text:style-name="T5"><text:tab/></text:span></text:span><text:span text:style-name="Default_20_Paragraph_20_Font"><text:span text:style-name="T4"><text:tab/></text:span></text:span></text:p>
      <text:p text:style-name="P9"><text:tab/>- Module <text:span text:style-name="T21">RECHERCHE </text:span><text:span text:style-name="T13">côté usager</text:span><text:tab/><text:tab/><text:tab/><text:tab/><text:tab/>(Sara)</text:p>
      <text:p text:style-name="P9"><text:tab/><text:span text:style-name="T21">- Module CARTE<text:tab/><text:tab/><text:tab/><text:tab/><text:tab/><text:tab/><text:tab/>(Sara)</text:span></text:p>
      <text:p text:style-name="P6"><text:tab/>- Module <text:span text:style-name="T13">C</text:span><text:span text:style-name="T21">ARROUSEL </text:span><text:span text:style-name="T13">côté usager<text:tab/><text:tab/><text:tab/></text:span><text:tab/><text:tab/>(Nicolas)</text:p>
      <text:p text:style-name="P7"><text:tab/><text:span text:style-name="T13">- Module LISTE DES OEUVRES côté usager<text:tab/><text:tab/><text:tab/><text:tab/>(Nicolas)</text:span></text:p>
      <text:p text:style-name="P11"><text:tab/>- Module LISTE DES ARTISTES côté usager<text:tab/><text:tab/><text:tab/><text:tab/>(Nicolas)</text:p>
      <text:p text:style-name="P7"><text:tab/><text:span text:style-name="T13">- Module AFFICHAGE D'UNE OEUVRE INDIVIDUELLE côté usager<text:tab/>(Nicolas)</text:span></text:p>
      <text:p text:style-name="P8"><text:tab/>- Module <text:s/><text:span text:style-name="T14">IMPORTATION <text:s/>côté administrateur</text:span><text:tab/><text:tab/><text:tab/><text:tab/>(Léonardo)</text:p>
      <text:p text:style-name="P8"><text:tab/>- Module <text:span text:style-name="T15">GESTION DES ADMINISTRATEURS</text:span> côté administrateur <text:tab/>(Noémi)</text:p>
      <text:p text:style-name="P8"><text:tab/><text:span text:style-name="T14">- Module GESTION DU CARROUSEL côté administrateur <text:tab/><text:tab/>(Noémi, Simon)</text:span></text:p>
      <text:p text:style-name="P6"><text:tab/>- Module MODIFICATION D'UNE OEUVRE côté administrateur <text:tab/><text:tab/>(Simon)</text:p>
      <text:p text:style-name="P6"><text:tab/>- Module PHOTO côté usager et administrateur <text:tab/><text:tab/><text:tab/><text:tab/>(Simon)</text:p>
      <text:p text:style-name="P10"/>
      <text:p text:style-name="P17">Module RECHERCHE :</text:p>
      <text:list xml:id="list41718537" text:style-name="L1">
        <text:list-item>
          <text:p text:style-name="P19">La recherche simple dans la page d’accueil : ça va chercher dans les oeuvres (titre d’oeuvre)  et les artistes (nom et prénom d’artiste) et va afficher le résultat  avec les deux vues de  liste des oeuvres et de liste des artistes</text:p>
        </text:list-item>
      </text:list>
      <text:p text:style-name="P18"/>
      <text:list xml:id="list41720034" text:style-name="L2">
        <text:list-item>
          <text:p text:style-name="P20">La recherche simple dans la page de liste des oeuvres (d’usager et d’admin): ça va chercher dans les oeuvre (titre d’oeuvre)  et va afficher le résultat dans la vue de liste des oeuvres </text:p>
        </text:list-item>
      </text:list>
      <text:p text:style-name="P18"/>
      <text:list xml:id="list41706325" text:style-name="L3">
        <text:list-item>
          <text:p text:style-name="P21">La recherche simple dans la page de liste des artistes: ça va chercher dans les artistes (nom et prénom d’artiste)  et va afficher le résultat dans la vue de liste des artistes</text:p>
        </text:list-item>
      </text:list>
      <text:p text:style-name="P18"/>
      <text:p text:style-name="P16">La recherche avancé : après sélectionner l’oeuvre ou l’artiste dans la première balise de sélect, on peut voire que l’autre sélect est généré et on peut choisir un option et puis, on peut écrire dans l’input de texte à rechercher qui est maintenant active.</text:p>
      <text:p text:style-name="P16">* Une fois qu’on écrit dans l’input de recherche (simple et avancé), on <text:s/>peut appuyer sur Enter au lieu d’appuyer sur bouton de recherche. </text:p>
      <text:p text:style-name="P16"/>
      <text:p text:style-name="P17">Module CARTE :</text:p>
      <text:p text:style-name="P23"><text:span text:style-name="Default_20_Paragraph_20_Font"><text:span text:style-name="T9">Dans l’onglet de la carte, on trouve toutes les oeuvres sur la carte. En cliquant sur marqueur <text:s/>de chaque oeuvre, on peut voir quelque <text:s/>information à propos de l’oeuvre comme son titre, année et matériaux dans un infowindow. On peut cliquer sur l’infowindow pour voir plus d’information.</text:span></text:span></text:p>
      <text:p text:style-name="P1"><text:soft-page-break/>Module C<text:span text:style-name="T14">ARROUSEL</text:span> côté usager </text:p>
      <text:list xml:id="list41708852" text:style-name="L4">
        <text:list-item>
          <text:p text:style-name="P25">Sur la page d’accueil, l'usager peut voir une galerie d'image défiler devant lui.</text:p>
        </text:list-item>
        <text:list-item>
          <text:p text:style-name="P25">Les images changes toutes les trois secondes et recommence au début après que la dernière eu été affichée.</text:p>
        </text:list-item>
        <text:list-item>
          <text:p text:style-name="P25">Un courte description au bas de l'image donne quelques informations à son sujet et est aussi un lien vers la page de description de cette œuvre.<text:tab/></text:p>
        </text:list-item>
      </text:list>
      <text:p text:style-name="P6"/>
      <text:p text:style-name="P1">Module <text:span text:style-name="T14">LISTE DES OEUVRES</text:span> côté usager </text:p>
      <text:list xml:id="list41703525" text:continue-numbering="true" text:style-name="L4">
        <text:list-item>
          <text:p text:style-name="P25">Affiche l'ensemble des œuvres en ordre alphabétique.</text:p>
        </text:list-item>
        <text:list-item>
          <text:p text:style-name="P25">Les œuvres sont rassemblées en pages de 20 œuvres chacune.</text:p>
        </text:list-item>
        <text:list-item>
          <text:p text:style-name="P25">Une pagination au bas de la page permet de passer d'une page à l'autre.</text:p>
        </text:list-item>
        <text:list-item>
          <text:p text:style-name="P25">On peut cliquer sur une œuvre pour voir sa page individuelle.</text:p>
        </text:list-item>
      </text:list>
      <text:p text:style-name="P6"/>
      <text:p text:style-name="P1">Module <text:span text:style-name="T14">LISTE DES ARTISTES</text:span> côté usager </text:p>
      <text:list xml:id="list41730497" text:continue-numbering="true" text:style-name="L4">
        <text:list-item>
          <text:p text:style-name="P25">Affiche l'ensemble des œuvres en ordre alphabétique.</text:p>
        </text:list-item>
        <text:list-item>
          <text:p text:style-name="P25">Les artistes sont rassemblées en pages de 20 œuvres chacune.</text:p>
        </text:list-item>
        <text:list-item>
          <text:p text:style-name="P25">Une pagination au bas de la page permet de passer d'une page à l'autre.</text:p>
        </text:list-item>
        <text:list-item>
          <text:p text:style-name="P25">On peut cliquer sur un artiste pour voir la liste de toutes ses œuvres répertoriées.</text:p>
        </text:list-item>
      </text:list>
      <text:p text:style-name="P6"/>
      <text:p text:style-name="P1">Module <text:span text:style-name="T14">AFFICHAGE D'UNE OEUVRE INDIVIDUELLE</text:span> côté usager </text:p>
      <text:list xml:id="list41722098" text:continue-numbering="true" text:style-name="L4">
        <text:list-item>
          <text:p text:style-name="P25">Affiche toutes les infos disponible pour une seule œuvres.</text:p>
        </text:list-item>
        <text:list-item>
          <text:p text:style-name="P25">Toutes les images disponibles pour cette œuvre sont affichées.</text:p>
        </text:list-item>
        <text:list-item>
          <text:p text:style-name="P25">Les nom du ou des auteurs de cette œuvres sont des liens menant à la listes de toutes les œuvres créées par l'auteur cliqué.</text:p>
        </text:list-item>
      </text:list>
      <text:p text:style-name="P6"/>
      <text:p text:style-name="P2">Module I<text:span text:style-name="T14">MPORTATION côté administrateur</text:span></text:p>
      <text:list xml:id="list41704545" text:style-name="L5">
        <text:list-item>
          <text:p text:style-name="P26">Tous les administrateurs ont les droits d’accéder à ce module.</text:p>
        </text:list-item>
        <text:list-item>
          <text:p text:style-name="P26">Un admin peut vérifier s’il a de donnés à mettre à jour avant de faire une importation avec le bouton VERIFIER</text:p>
        </text:list-item>
        <text:list-item>
          <text:p text:style-name="P26">Un admin peut faire l’importation de donnés à partir du site de donnés publiques de la ville de Montréal <text:s/>avec le bouton MISE À JOUR</text:p>
        </text:list-item>
        <text:list-item>
          <text:p text:style-name="P26">Un admin a l’information des dix dernières mise à jour fait dans la section Historique d’importation de donnés.</text:p>
        </text:list-item>
      </text:list>
      <text:p text:style-name="P8"/>
      <text:p text:style-name="P8"/>
      <text:p text:style-name="P8"/>
      <text:p text:style-name="P8"/>
      <text:p text:style-name="P8"><text:soft-page-break/><text:span text:style-name="Default_20_Paragraph_20_Font"><text:span text:style-name="T2">Module </text:span></text:span><text:span text:style-name="Default_20_Paragraph_20_Font"><text:span text:style-name="T3">GESTION DES ADMINISTRATEURS</text:span></text:span><text:span text:style-name="Default_20_Paragraph_20_Font"><text:span text:style-name="T2"> côté administrateur </text:span></text:span></text:p>
      <text:list xml:id="list41701165" text:style-name="L6">
        <text:list-item>
          <text:p text:style-name="P31"><text:span text:style-name="Default_20_Paragraph_20_Font"><text:span text:style-name="T19">Ajout d'un onglet de gestion administrative des administrateur du site seulement accessible au usager de type « gestionnaire »</text:span></text:span></text:p>
        </text:list-item>
        <text:list-item>
          <text:p text:style-name="P31"><text:span text:style-name="Default_20_Paragraph_20_Font"><text:span text:style-name="T20">Affichage dans l'onglet d'administration de la totalité des intervenant du site. </text:span></text:span></text:p>
        </text:list-item>
        <text:list-item>
          <text:p text:style-name="P31"><text:span text:style-name="Default_20_Paragraph_20_Font"><text:span text:style-name="T20">Permettre a un « gestionnaire » de suprimer, et changer le statue des administrateurs. </text:span></text:span></text:p>
        </text:list-item>
        <text:list-item>
          <text:p text:style-name="P31"><text:span text:style-name="Default_20_Paragraph_20_Font"><text:span text:style-name="T16">Permettre a un « gestionnaire » de changer le mot de passe d'un utilisateur pour un mot de passe par défault. </text:span></text:span></text:p>
        </text:list-item>
        <text:list-item>
          <text:p text:style-name="P31"><text:span text:style-name="Default_20_Paragraph_20_Font"><text:span text:style-name="T16">Gestion des utilisateur qui on le mot de passe par default. (exiger la création d'un nouveau </text:span></text:span><text:span text:style-name="Default_20_Paragraph_20_Font"><text:span text:style-name="T17">mot de passe </text:span></text:span><text:span text:style-name="Default_20_Paragraph_20_Font"><text:span text:style-name="T18">lors de l'identification de celui-ci</text:span></text:span><text:span text:style-name="Default_20_Paragraph_20_Font"><text:span text:style-name="T16">) </text:span></text:span></text:p>
        </text:list-item>
      </text:list>
      <text:p text:style-name="P14"><text:span text:style-name="Default_20_Paragraph_20_Font"><text:span text:style-name="T16"/></text:span></text:p>
      <text:p text:style-name="P15"><text:span text:style-name="Default_20_Paragraph_20_Font"><text:span text:style-name="T14">Module GESTION DU CARROUSEL côté administrateur</text:span></text:span></text:p>
      <text:p text:style-name="P15"><text:span text:style-name="Default_20_Paragraph_20_Font"><text:span text:style-name="T14"><text:tab/></text:span></text:span><text:span text:style-name="Default_20_Paragraph_20_Font"><text:span text:style-name="T7">- Sous l'onglet AFFICHAGE, un administrateur peut d'un clic ajouter ou retirer une photo du carrousel</text:span></text:span></text:p>
      <text:p text:style-name="P15"><text:span text:style-name="Default_20_Paragraph_20_Font"><text:span text:style-name="T7"><text:tab/>- À l'ajout, le titre de l'oeuvre et le nom de l'artiste sont récupéré pour l'affichage côté client</text:span></text:span></text:p>
      <text:p text:style-name="P6"/>
      <text:p text:style-name="P1">Module MODIFICATION D'UNE OEUVRE côté administrateur</text:p>
      <text:p text:style-name="P6"><text:tab/>- Le formulaire de modification est accessible via un bouton à la droite de chaque œuvre listée.</text:p>
      <text:p text:style-name="P6"><text:tab/>- Le formulaire est rempli des informations de l'oeuvre à modifier, l'administateur n'a donc qu'à taper les <text:tab/>modifications qu'il souhaite faire.</text:p>
      <text:p text:style-name="P6"><text:tab/>- Par ce formulaire, il est également possible de changer le prénom, le nom ou le collectif d'un artiste. <text:s/><text:tab/>Ces modifications seront effectives pour toutes ses œuvres. <text:s/></text:p>
      <text:p text:style-name="P6"><text:tab/>- Une fois envoyé par le bouton en bas de page, une page affichera le détail avec les modifications.</text:p>
      <text:p text:style-name="P6"/>
      <text:p text:style-name="P1">Module PHOTO (.jpeg) côté usager et administrateur :</text:p>
      <text:p text:style-name="P6"><text:tab/>- Un usager peut proposer une photo à l'intérieur d'une soumission.</text:p>
      <text:p text:style-name="P6"><text:tab/>- Un administrateur peut ajouter une photo d'une nouvelle œuvre à l'intérieur du formulaire accessible <text:tab/>par le bouton AJOUT D'OEUVRE.</text:p>
      <text:p text:style-name="P6"><text:tab/>- Un administrateur peut ajouter une photo d'une oeuvre existante à l'intérieur du formulaire accessible <text:tab/>par le bouton MODIFIER à la droite de chaque œuvre listée.</text:p>
      <text:p text:style-name="P6"><text:tab/>- Un administrateur peut supprimer une ou plusieurs photo(s) d'une oeuvre existante à l'intérieur du <text:tab/>formulaire accessible par le bouton MODIFIER à la droite de chaque œuvre listée.</text:p>
      <text:p text:style-name="P6"><text:tab/>- L'administrateur peut accepter ou refuser la photo soumise par un usager lors de l'ajout d'une œuvre <text:tab/>qu'il aura soumise.</text:p>
      <text:p text:style-name="P6"><text:tab/>- S'il ya une photo ajoutée lors d'un ajout ou d'une modification d'une oeuvre, elle sera présentée en <text:tab/>entête dans le détail affichée après l'envoie de l'ajout/ modification.</text:p>
      <text:p text:style-name="P6"/>
      <text:p text:style-name="P6"/>
      <text:p text:style-name="P6"/>
      <text:p text:style-name="P6"/>
      <text:p text:style-name="P3"><text:soft-page-break/><text:span text:style-name="Default_20_Paragraph_20_Font"><text:span text:style-name="T1">Bogues et commentaires :</text:span></text:span></text:p>
      <text:p text:style-name="P6"><text:tab/>- La base de données est peuplée de <text:span text:style-name="T21">quelques</text:span> tests <text:span text:style-name="T21">afin</text:span> <text:span text:style-name="T21">d'</text:span>exemplifier certaines fonctionnalités.</text:p>
      <text:p text:style-name="P6"><text:tab/>- <text:span text:style-name="T21">Certaines</text:span> photos utilisées ne nous appartiennent pas, le<text:span text:style-name="T21">urs</text:span> références sont :</text:p>
      <text:p text:style-name="P5"><text:span text:style-name="Default_20_Paragraph_20_Font"><text:span text:style-name="T4"><text:tab/> <text:s text:c="4"/><text:tab/></text:span></text:span><text:span text:style-name="Default_20_Paragraph_20_Font"><text:span text:style-name="T10">Tape Giraffe</text:span></text:span><text:a xlink:type="simple" xlink:href="https://upload.wikimedia.org/wikipedia/en/1/10/Tape_giraffe.jpg"><text:span text:style-name="Default_20_Paragraph_20_Font"><text:span text:style-name="T22">https://upload.wikimedia.org/wikipedia/en/1/10/Tape_giraffe.jpg</text:span></text:span></text:a></text:p>
      <text:p text:style-name="P5"><text:span text:style-name="Default_20_Paragraph_20_Font"><text:span text:style-name="T10"><text:tab/> <text:s text:c="4"/><text:tab/></text:span></text:span><text:span text:style-name="T23">Silophone --- <text:s/></text:span><text:a xlink:type="simple" xlink:href="https://c2.staticflickr.com/4/3268/5875026550_cbb18548d1_b.jpg"><text:span text:style-name="T23">https://c2.staticflickr.com/4/3268/5875026550_cbb18548d1_b.jpg</text:span></text:a></text:p>
      <text:p text:style-name="P12"><text:span text:style-name="T24"><text:tab/><text:tab/>FoulleIlluminer --- </text:span><text:a xlink:type="simple" xlink:href="http://static.panoramio.com/photos/large/50283793.jpg"><text:span text:style-name="T24">http://static.panoramio.com/photos/large/50283793.jpg</text:span></text:a></text:p>
      <text:p text:style-name="P13"/>
      <text:p text:style-name="P5"><text:span text:style-name="Default_20_Paragraph_20_Font"><text:span text:style-name="T10"><text:tab/><text:tab/>La vache Claudia --- </text:span></text:span><text:a xlink:type="simple" xlink:href="https://c1.staticflickr.com/3/2821/9272004124_8a7513c1f9_b.jpg"><text:span text:style-name="Default_20_Paragraph_20_Font"><text:span text:style-name="T22">https://c1.staticflickr.com/3/2821/9272004124_8a7513c1f9_b.jpg</text:span></text:span></text:a></text:p>
      <text:p text:style-name="P5"><text:span text:style-name="Default_20_Paragraph_20_Font"><text:span text:style-name="T10"><text:tab/></text:span></text:span><text:span text:style-name="Default_20_Paragraph_20_Font"><text:span text:style-name="T11">- Ces images ne représentent pas les œuvres auxquelles elle sont associées, elles servent davantage à exemplifier <text:tab/>le contenant et l'hypothétique contenu du site.</text:span></text:span></text:p>
      <text:p text:style-name="P6"/>
      <text:p text:style-name="P3"><text:span text:style-name="Default_20_Paragraph_20_Font"><text:span text:style-name="T4"><text:tab/></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tyle:font-face style:name="Helvetica2" svg:font-family="Helvetica"/>
    <style:font-face style:name="OpenSymbol" svg:font-family="OpenSymbol"/>
    <style:font-face style:name="Symbol1" svg:font-family="Symbol"/>
    <style:font-face style:name="Helvetica1" svg:font-family="Helvetica" style:font-family-generic="swiss"/>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CA"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CA"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size="14pt" style:font-name-asian="Microsoft YaHei" style:font-size-asian="14pt"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NSimSun" style:font-size-asian="10pt" style:font-name-complex="Courier New" style:font-size-complex="10pt" fo:hyphenate="false"/>
    </style:style>
    <style:style style:name="Normal_20__28_Web_29_" style:display-name="Normal (Web)" style:family="paragraph" style:parent-style-name="Normal">
      <style:paragraph-properties fo:margin-top="0.176cm" fo:margin-bottom="0.176cm" style:contextual-spacing="false" fo:orphans="2" fo:widows="2" fo:hyphenation-ladder-count="no-limit" style:vertical-align="auto"/>
      <style:text-properties fo:language="en" fo:country="CA" style:letter-kerning="false" style:font-name-asian="Times New Roman" style:language-asian="en" style:country-asian="CA" style:font-name-complex="Times New Roman" style:language-complex="ar" style:country-complex="SA" fo:hyphenate="tru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WW_5f_CharLFO1LVL1" style:display-name="WW_CharLFO1LVL1" style:family="text">
      <style:text-properties style:font-name="Wingdings"/>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Helvetica" style:font-name-asian="NSimSun" style:font-name-complex="Courier New"/>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Helvetica" style:font-name-asian="NSimSun" style:font-name-complex="Courier New"/>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Helvetica" style:font-name-asian="NSimSun" style:font-name-complex="Courier New"/>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Helvetica" style:font-name-asian="NSimSun" style:font-name-complex="Courier New"/>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e29a214-2bbed72-0621de6-a97528c-8f066d</meta:generator>
    <meta:initial-creator>admin</meta:initial-creator>
    <meta:creation-date>2016-12-15T23:40:00Z</meta:creation-date>
    <dc:date>2017-01-27T21:53:33.64</dc:date>
    <meta:editing-cycles>19</meta:editing-cycles>
    <meta:editing-duration>PT2H23M56S</meta:editing-duration>
    <meta:document-statistic meta:table-count="0" meta:image-count="0" meta:object-count="0" meta:page-count="4" meta:paragraph-count="77" meta:word-count="1074" meta:character-count="6941" meta:non-whitespace-character-count="5677"/>
    <meta:template xlink:type="simple" xlink:actuate="onRequest" xlink:title="" xlink:href="../../../../Volumes/LaCie/intégration%20multimédia/5e%20session/production%20web/lisez-moi_equipe_Partout.odt/Normal.dotm"/>
  </office:meta>
</office:document-meta>
</file>